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91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839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2543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4634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01in" fo:break-before="auto" style:use-optimal-row-height="false"/>
    </style:style>
    <style:style style:name="ro4" style:family="table-row">
      <style:table-row-properties style:row-height="0.2799in" fo:break-before="auto" style:use-optimal-row-height="fals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2319in" fo:break-before="auto" style:use-optimal-row-height="true"/>
    </style:style>
    <style:style style:name="ro7" style:family="table-row">
      <style:table-row-properties style:row-height="0.1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paragraph-properties fo:margin-left="0in"/>
    </style:style>
    <style:style style:name="ce2" style:family="table-cell" style:parent-style-name="grains">
      <style:table-cell-properties fo:border="none"/>
    </style:style>
    <style:style style:name="ce3" style:family="table-cell" style:parent-style-name="grams_20_-_20_2_20_places" style:data-style-name="N151">
      <style:table-cell-properties fo:border="none"/>
      <style:text-properties fo:color="#000080"/>
    </style:style>
    <style:style style:name="ce4" style:family="table-cell" style:parent-style-name="grams_20_-_20_2_20_places">
      <style:table-cell-properties fo:border="none"/>
      <style:text-properties fo:color="#000080"/>
    </style:style>
    <style:style style:name="ce5" style:family="table-cell" style:parent-style-name="Inter-column" style:data-style-name="N1"/>
    <style:style style:name="ce6" style:family="table-cell" style:parent-style-name="grams_20_-_20_4_20_places">
      <style:table-cell-properties fo:border="none"/>
      <style:text-properties fo:color="#000080"/>
    </style:style>
    <style:style style:name="ce7" style:family="table-cell" style:parent-style-name="grams_20_-_20_4_20_places" style:data-style-name="N121">
      <style:table-cell-properties fo:border="none"/>
      <style:text-properties fo:color="#000080"/>
    </style:style>
    <style:style style:name="ce8" style:family="table-cell" style:parent-style-name="Default">
      <style:paragraph-properties fo:margin-left="0in"/>
      <style:text-properties style:font-size-asian="18pt" style:font-size-complex="18pt"/>
    </style:style>
    <style:style style:name="ce9" style:family="table-cell" style:parent-style-name="grams_20_-_20_5_20_places" style:data-style-name="N153">
      <style:table-cell-properties fo:border="none"/>
      <style:text-properties fo:color="#000080"/>
    </style:style>
    <style:style style:name="ce10" style:family="table-cell" style:parent-style-name="grams_20_-_20_5_20_places">
      <style:table-cell-properties fo:border="none"/>
      <style:text-properties fo:color="#00008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  <style:paragraph-properties fo:margin-left="0in"/>
    </style:style>
    <style:style style:name="ta_extref" style:family="table">
      <style:table-properties table:display="false"/>
    </style:style>
    <style:style style:name="T1" style:family="text">
      <style:text-properties fo:color="#000080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column table:style-name="co10" table:number-columns-repeated="236" table:default-cell-style-name="Default"/>
        <table:table-row table:style-name="ro1">
          <table:table-cell table:number-columns-repeated="5"/>
          <table:table-cell table:style-name="Title" office:value-type="string">
            <text:p>Grains to grams</text:p>
          </table:table-cell>
          <table:table-cell table:number-columns-repeated="3"/>
          <table:table-cell table:style-name="ce8"/>
          <table:table-cell table:number-columns-repeated="244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3" table:formula="of:=[.A2]*0.0647989" office:value-type="float" office:value="6.47989">
            <text:p>6.480</text:p>
          </table:table-cell>
          <table:table-cell table:style-name="ce5"/>
          <table:table-cell table:style-name="ce2" table:formula="of:=[.A2]/10" office:value-type="float" office:value="10">
            <text:p>10</text:p>
          </table:table-cell>
          <table:table-cell table:style-name="ce6" table:formula="of:=[.D2]*0.0647989" office:value-type="float" office:value="0.647989">
            <text:p>.6480</text:p>
          </table:table-cell>
          <table:table-cell table:style-name="ce5"/>
          <table:table-cell table:style-name="ce2" table:formula="of:=[.D2]/10" office:value-type="float" office:value="1">
            <text:p>1</text:p>
          </table:table-cell>
          <table:table-cell table:style-name="ce7" table:formula="of:=[.G2]*0.0647989" office:value-type="float" office:value="0.0647989">
            <text:p>.06480</text:p>
          </table:table-cell>
          <table:table-cell table:style-name="ce5"/>
          <table:table-cell table:style-name="ce2" table:formula="of:=[.G2]/10" office:value-type="float" office:value="0.1">
            <text:p>0.1</text:p>
          </table:table-cell>
          <table:table-cell table:style-name="ce9" table:formula="of:=[.J2]*0.0647989" office:value-type="float" office:value="0.00647989">
            <text:p>.006480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4" table:formula="of:=[.A3]*0.0647989" office:value-type="float" office:value="12.95978">
            <text:p>12.96</text:p>
          </table:table-cell>
          <table:table-cell table:style-name="Inter-column"/>
          <table:table-cell table:style-name="ce2" table:formula="of:=[.A3]/10" office:value-type="float" office:value="20">
            <text:p>20</text:p>
          </table:table-cell>
          <table:table-cell table:style-name="ce3" table:formula="of:=[.D3]*0.0647989" office:value-type="float" office:value="1.295978">
            <text:p>1.296</text:p>
          </table:table-cell>
          <table:table-cell table:style-name="Inter-column"/>
          <table:table-cell table:style-name="ce2" table:formula="of:=[.D3]/10" office:value-type="float" office:value="2">
            <text:p>2</text:p>
          </table:table-cell>
          <table:table-cell table:style-name="ce6" table:formula="of:=[.G3]*0.0647989" office:value-type="float" office:value="0.1295978">
            <text:p>.1296</text:p>
          </table:table-cell>
          <table:table-cell table:style-name="Inter-column"/>
          <table:table-cell table:style-name="ce2" table:formula="of:=[.G3]/10" office:value-type="float" office:value="0.2">
            <text:p>0.2</text:p>
          </table:table-cell>
          <table:table-cell table:style-name="ce10" table:formula="of:=[.J3]*0.0647989" office:value-type="float" office:value="0.01295978">
            <text:p>.01296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300">
            <text:p>300</text:p>
          </table:table-cell>
          <table:table-cell table:style-name="ce4" table:formula="of:=[.A4]*0.0647989" office:value-type="float" office:value="19.43967">
            <text:p>19.44</text:p>
          </table:table-cell>
          <table:table-cell table:style-name="Inter-column"/>
          <table:table-cell table:style-name="ce2" table:formula="of:=[.A4]/10" office:value-type="float" office:value="30">
            <text:p>30</text:p>
          </table:table-cell>
          <table:table-cell table:style-name="ce3" table:formula="of:=[.D4]*0.0647989" office:value-type="float" office:value="1.943967">
            <text:p>1.944</text:p>
          </table:table-cell>
          <table:table-cell table:style-name="Inter-column"/>
          <table:table-cell table:style-name="ce2" table:formula="of:=[.D4]/10" office:value-type="float" office:value="3">
            <text:p>3</text:p>
          </table:table-cell>
          <table:table-cell table:style-name="ce6" table:formula="of:=[.G4]*0.0647989" office:value-type="float" office:value="0.1943967">
            <text:p>.1944</text:p>
          </table:table-cell>
          <table:table-cell table:style-name="Inter-column"/>
          <table:table-cell table:style-name="ce2" table:formula="of:=[.G4]/10" office:value-type="float" office:value="0.3">
            <text:p>0.3</text:p>
          </table:table-cell>
          <table:table-cell table:style-name="ce10" table:formula="of:=[.J4]*0.0647989" office:value-type="float" office:value="0.01943967">
            <text:p>.01944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400">
            <text:p>400</text:p>
          </table:table-cell>
          <table:table-cell table:style-name="ce4" table:formula="of:=[.A5]*0.0647989" office:value-type="float" office:value="25.91956">
            <text:p>25.92</text:p>
          </table:table-cell>
          <table:table-cell table:style-name="Inter-column"/>
          <table:table-cell table:style-name="ce2" table:formula="of:=[.A5]/10" office:value-type="float" office:value="40">
            <text:p>40</text:p>
          </table:table-cell>
          <table:table-cell table:style-name="ce3" table:formula="of:=[.D5]*0.0647989" office:value-type="float" office:value="2.591956">
            <text:p>2.592</text:p>
          </table:table-cell>
          <table:table-cell table:style-name="Inter-column"/>
          <table:table-cell table:style-name="ce2" table:formula="of:=[.D5]/10" office:value-type="float" office:value="4">
            <text:p>4</text:p>
          </table:table-cell>
          <table:table-cell table:style-name="ce6" table:formula="of:=[.G5]*0.0647989" office:value-type="float" office:value="0.2591956">
            <text:p>.2592</text:p>
          </table:table-cell>
          <table:table-cell table:style-name="Inter-column"/>
          <table:table-cell table:style-name="ce2" table:formula="of:=[.G5]/10" office:value-type="float" office:value="0.4">
            <text:p>0.4</text:p>
          </table:table-cell>
          <table:table-cell table:style-name="ce10" table:formula="of:=[.J5]*0.0647989" office:value-type="float" office:value="0.02591956">
            <text:p>.02592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500">
            <text:p>500</text:p>
          </table:table-cell>
          <table:table-cell table:style-name="ce4" table:formula="of:=[.A6]*0.0647989" office:value-type="float" office:value="32.39945">
            <text:p>32.40</text:p>
          </table:table-cell>
          <table:table-cell table:style-name="Inter-column"/>
          <table:table-cell table:style-name="ce2" table:formula="of:=[.A6]/10" office:value-type="float" office:value="50">
            <text:p>50</text:p>
          </table:table-cell>
          <table:table-cell table:style-name="ce3" table:formula="of:=[.D6]*0.0647989" office:value-type="float" office:value="3.239945">
            <text:p>3.240</text:p>
          </table:table-cell>
          <table:table-cell table:style-name="Inter-column"/>
          <table:table-cell table:style-name="ce2" table:formula="of:=[.D6]/10" office:value-type="float" office:value="5">
            <text:p>5</text:p>
          </table:table-cell>
          <table:table-cell table:style-name="ce6" table:formula="of:=[.G6]*0.0647989" office:value-type="float" office:value="0.3239945">
            <text:p>.3240</text:p>
          </table:table-cell>
          <table:table-cell table:style-name="Inter-column"/>
          <table:table-cell table:style-name="ce2" table:formula="of:=[.G6]/10" office:value-type="float" office:value="0.5">
            <text:p>0.5</text:p>
          </table:table-cell>
          <table:table-cell table:style-name="ce10" table:formula="of:=[.J6]*0.0647989" office:value-type="float" office:value="0.03239945">
            <text:p>.03240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600">
            <text:p>600</text:p>
          </table:table-cell>
          <table:table-cell table:style-name="ce4" table:formula="of:=[.A7]*0.0647989" office:value-type="float" office:value="38.87934">
            <text:p>38.88</text:p>
          </table:table-cell>
          <table:table-cell table:style-name="Inter-column"/>
          <table:table-cell table:style-name="ce2" table:formula="of:=[.A7]/10" office:value-type="float" office:value="60">
            <text:p>60</text:p>
          </table:table-cell>
          <table:table-cell table:style-name="ce3" table:formula="of:=[.D7]*0.0647989" office:value-type="float" office:value="3.887934">
            <text:p>3.888</text:p>
          </table:table-cell>
          <table:table-cell table:style-name="Inter-column"/>
          <table:table-cell table:style-name="ce2" table:formula="of:=[.D7]/10" office:value-type="float" office:value="6">
            <text:p>6</text:p>
          </table:table-cell>
          <table:table-cell table:style-name="ce6" table:formula="of:=[.G7]*0.0647989" office:value-type="float" office:value="0.3887934">
            <text:p>.3888</text:p>
          </table:table-cell>
          <table:table-cell table:style-name="Inter-column"/>
          <table:table-cell table:style-name="ce2" table:formula="of:=[.G7]/10" office:value-type="float" office:value="0.6">
            <text:p>0.6</text:p>
          </table:table-cell>
          <table:table-cell table:style-name="ce10" table:formula="of:=[.J7]*0.0647989" office:value-type="float" office:value="0.03887934">
            <text:p>.03888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700">
            <text:p>700</text:p>
          </table:table-cell>
          <table:table-cell table:style-name="ce4" table:formula="of:=[.A8]*0.0647989" office:value-type="float" office:value="45.35923">
            <text:p>45.36</text:p>
          </table:table-cell>
          <table:table-cell table:style-name="Inter-column"/>
          <table:table-cell table:style-name="ce2" table:formula="of:=[.A8]/10" office:value-type="float" office:value="70">
            <text:p>70</text:p>
          </table:table-cell>
          <table:table-cell table:style-name="ce3" table:formula="of:=[.D8]*0.0647989" office:value-type="float" office:value="4.535923">
            <text:p>4.536</text:p>
          </table:table-cell>
          <table:table-cell table:style-name="Inter-column"/>
          <table:table-cell table:style-name="ce2" table:formula="of:=[.D8]/10" office:value-type="float" office:value="7">
            <text:p>7</text:p>
          </table:table-cell>
          <table:table-cell table:style-name="ce6" table:formula="of:=[.G8]*0.0647989" office:value-type="float" office:value="0.4535923">
            <text:p>.4536</text:p>
          </table:table-cell>
          <table:table-cell table:style-name="Inter-column"/>
          <table:table-cell table:style-name="ce2" table:formula="of:=[.G8]/10" office:value-type="float" office:value="0.7">
            <text:p>0.7</text:p>
          </table:table-cell>
          <table:table-cell table:style-name="ce10" table:formula="of:=[.J8]*0.0647989" office:value-type="float" office:value="0.04535923">
            <text:p>.04536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800">
            <text:p>800</text:p>
          </table:table-cell>
          <table:table-cell table:style-name="ce4" table:formula="of:=[.A9]*0.0647989" office:value-type="float" office:value="51.83912">
            <text:p>51.84</text:p>
          </table:table-cell>
          <table:table-cell table:style-name="Inter-column"/>
          <table:table-cell table:style-name="ce2" table:formula="of:=[.A9]/10" office:value-type="float" office:value="80">
            <text:p>80</text:p>
          </table:table-cell>
          <table:table-cell table:style-name="ce3" table:formula="of:=[.D9]*0.0647989" office:value-type="float" office:value="5.183912">
            <text:p>5.184</text:p>
          </table:table-cell>
          <table:table-cell table:style-name="Inter-column"/>
          <table:table-cell table:style-name="ce2" table:formula="of:=[.D9]/10" office:value-type="float" office:value="8">
            <text:p>8</text:p>
          </table:table-cell>
          <table:table-cell table:style-name="ce6" table:formula="of:=[.G9]*0.0647989" office:value-type="float" office:value="0.5183912">
            <text:p>.5184</text:p>
          </table:table-cell>
          <table:table-cell table:style-name="Inter-column"/>
          <table:table-cell table:style-name="ce2" table:formula="of:=[.G9]/10" office:value-type="float" office:value="0.8">
            <text:p>0.8</text:p>
          </table:table-cell>
          <table:table-cell table:style-name="ce10" table:formula="of:=[.J9]*0.0647989" office:value-type="float" office:value="0.05183912">
            <text:p>.05184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2" office:value-type="float" office:value="900">
            <text:p>900</text:p>
          </table:table-cell>
          <table:table-cell table:style-name="ce4" table:formula="of:=[.A10]*0.0647989" office:value-type="float" office:value="58.31901">
            <text:p>58.32</text:p>
          </table:table-cell>
          <table:table-cell table:style-name="Inter-column"/>
          <table:table-cell table:style-name="ce2" table:formula="of:=[.A10]/10" office:value-type="float" office:value="90">
            <text:p>90</text:p>
          </table:table-cell>
          <table:table-cell table:style-name="ce3" table:formula="of:=[.D10]*0.0647989" office:value-type="float" office:value="5.831901">
            <text:p>5.832</text:p>
          </table:table-cell>
          <table:table-cell table:style-name="Inter-column"/>
          <table:table-cell table:style-name="ce2" table:formula="of:=[.D10]/10" office:value-type="float" office:value="9">
            <text:p>9</text:p>
          </table:table-cell>
          <table:table-cell table:style-name="ce6" table:formula="of:=[.G10]*0.0647989" office:value-type="float" office:value="0.5831901">
            <text:p>.5832</text:p>
          </table:table-cell>
          <table:table-cell table:style-name="Inter-column"/>
          <table:table-cell table:style-name="ce2" table:formula="of:=[.G10]/10" office:value-type="float" office:value="0.9">
            <text:p>0.9</text:p>
          </table:table-cell>
          <table:table-cell table:style-name="ce10" table:formula="of:=[.J10]*0.0647989" office:value-type="float" office:value="0.05831901">
            <text:p>.05832</text:p>
          </table:table-cell>
          <table:table-cell table:style-name="ce11"/>
          <table:table-cell table:style-name="ce12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5">
          <table:table-cell table:number-columns-repeated="2"/>
          <table:table-cell table:style-name="ce1" table:number-columns-repeated="2"/>
          <table:table-cell/>
          <table:table-cell table:style-name="ce1" office:value-type="string">
            <text:p>7000 grains = 1 pound = <text:span text:style-name="T1">453.592 g</text:span>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6" table:number-rows-repeated="3">
          <table:table-cell table:number-columns-repeated="2"/>
          <table:table-cell table:style-name="ce1" table:number-columns-repeated="6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7" table:number-rows-repeated="6">
          <table:table-cell table:number-columns-repeated="2"/>
          <table:table-cell table:style-name="ce1" table:number-columns-repeated="6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7" table:number-rows-repeated="78">
          <table:table-cell table:style-name="Default" table:number-columns-repeated="2"/>
          <table:table-cell table:number-columns-repeated="252"/>
        </table:table-row>
        <table:table-row table:style-name="ro7" table:number-rows-repeated="65437">
          <table:table-cell table:number-columns-repeated="254"/>
        </table:table-row>
        <table:table-row table:style-name="ro7"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0" number:min-integer-digits="4"/>
    </number:number-style>
    <number:number-style style:name="N119">
      <number:number number:decimal-places="3" number:min-integer-digits="0"/>
    </number:number-style>
    <number:number-style style:name="N120">
      <number:number number:decimal-places="4" number:min-integer-digits="0"/>
    </number:number-style>
    <number:number-style style:name="N121">
      <number:number number:decimal-places="5" number:min-integer-digits="0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3" number:min-integer-digits="1"/>
    </number:number-style>
    <number:number-style style:name="N152">
      <number:number number:decimal-places="0" number:min-integer-digits="5"/>
    </number:number-style>
    <number:number-style style:name="N153">
      <number:number number:decimal-places="6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1" fo:font-size="14pt" fo:font-weight="bold" style:font-name-complex="Arial2"/>
    </style:style>
    <style:style style:name="Result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10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le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 Black" fo:font-size="18pt"/>
    </style:style>
    <style:style style:name="Result_20_0_20_decimals" style:display-name="Result 0 decimals" style:family="table-cell" style:parent-style-name="Basis" style:data-style-name="N118">
      <style:table-cell-properties style:text-align-source="fix" style:repeat-content="false" fo:border="none" fo:padding-bottom="0.0138in" fo:padding-left="0.0138in" fo:padding-right="0.028in" fo:padding-top="0.0138in"/>
      <style:paragraph-properties fo:text-align="end"/>
      <style:text-properties style:font-name="Arial Narrow" fo:font-size="16pt"/>
    </style:style>
    <style:style style:name="Header" style:family="table-cell" style:parent-style-name="Basis">
      <style:table-cell-properties fo:border-bottom="0.0138in solid #000000" fo:border-left="none" fo:border-right="none" fo:border-top="none"/>
      <style:text-properties style:font-name="Arial Black" fo:font-size="14pt"/>
    </style:style>
    <style:style style:name="Left_20_column" style:display-name="Left column" style:family="table-cell" style:parent-style-name="Basis">
      <style:table-cell-properties fo:border-bottom="none" fo:border-left="none" fo:border-right="0.0138in solid #000000" fo:border-top="none"/>
      <style:text-properties style:font-name="Arial Black" fo:font-size="14pt"/>
    </style:style>
    <style:style style:name="Basis" style:family="table-cell" style:parent-style-name="Default"/>
    <style:style style:name="grams_20_-_20_2_20_places" style:display-name="grams - 2 places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grams_20_-_20_3_20_places" style:display-name="grams - 3 places" style:family="table-cell" style:parent-style-name="grams_20_-_20_2_20_places" style:data-style-name="N119"/>
    <style:style style:name="grams_20_-_20_4_20_places" style:display-name="grams - 4 places" style:family="table-cell" style:parent-style-name="grams_20_-_20_3_20_places" style:data-style-name="N120"/>
    <style:style style:name="grams_20_-_20_5_20_places" style:display-name="grams - 5 places" style:family="table-cell" style:parent-style-name="grams_20_-_20_4_20_places" style:data-style-name="N121"/>
    <style:style style:name="grains" style:family="table-cell" style:parent-style-name="Default">
      <style:table-cell-properties fo:border="0.0008in solid #000000"/>
      <style:paragraph-properties fo:margin-left="0in"/>
      <style:text-properties style:font-name="Arial1"/>
    </style:style>
    <style:style style:name="Inter-column" style:family="table-cell" style:parent-style-name="Default">
      <style:table-cell-properties fo:border-bottom="none" fo:border-left="none" fo:border-right="0.0138in solid #000000" fo:border-top="none"/>
      <style:paragraph-properties fo:margin-left="0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3in" fo:margin-bottom="0.3in" fo:margin-left="0.5354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4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4:41:11.34</meta:creation-date>
    <dc:language>en-US</dc:language>
    <meta:editing-cycles>1</meta:editing-cycles>
    <meta:editing-duration>PT00H00M00S</meta:editing-duration>
    <meta:document-statistic meta:table-count="1" meta:cell-count="74" meta:object-count="0"/>
    <meta:user-defined meta:name="Info 1"/>
    <meta:user-defined meta:name="Info 2"/>
    <meta:user-defined meta:name="Info 3"/>
    <meta:user-defined meta:name="Info 4"/>
  </office:meta>
</office:document-meta>
</file>